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8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2.2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4cm" svg:x2="27.8cm" svg:y2="6.4cm">
          <text:p/>
        </draw:line>
        <draw:line draw:style-name="gr2" draw:text-style-name="P3" draw:layer="layout" svg:x1="0.6cm" svg:y1="11.5cm" svg:x2="27.6cm" svg:y2="11.5cm">
          <text:p/>
        </draw:line>
        <draw:custom-shape draw:style-name="gr1" draw:text-style-name="P2" draw:layer="layout" svg:width="3cm" svg:height="1.6cm" svg:x="4.3cm" svg:y="4.4cm">
          <text:p text:style-name="P1"><text:span text:style-name="T1">JSON-F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4.4cm">
          <text:p text:style-name="P1"><text:span text:style-name="T1">GeoJS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2cm" svg:x2="27.8cm" svg:y2="4.2cm">
          <text:p/>
        </draw:line>
        <draw:custom-shape draw:style-name="gr3" draw:text-style-name="P4" draw:layer="layout" svg:width="2.6cm" svg:height="1.4cm" svg:x="0.8cm" svg:y="2.4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4.6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3cm" svg:x2="27.7cm" svg:y2="9.3cm">
          <text:p/>
        </draw:line>
        <draw:custom-shape draw:style-name="gr4" draw:text-style-name="P4" draw:layer="layout" svg:width="2.6cm" svg:height="1.4cm" svg:x="0.4cm" svg:y="6.9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11.9cm">
          <text:p text:style-name="P1"><text:span text:style-name="T1">Geo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1.9cm">
          <text:p text:style-name="P1"><text:span text:style-name="T1">MariaDB </text:span></text:p>
          <text:p text:style-name="P1"><text:span text:style-name="T1">CubeSer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1.9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1.9cm">
          <text:p text:style-name="P1"><text:span text:style-name="T1">pycs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9cm" svg:y="4.4cm">
          <text:p text:style-name="P1"><text:span text:style-name="T1">ISO 19115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1.9cm">
          <text:p text:style-name="P5"><text:span text:style-name="T1">interactive </text:span></text:p>
          <text:p text:style-name="P5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6cm">
          <text:p text:style-name="P1"><text:span text:style-name="T1">pygeomet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5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3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6.9cm">
          <text:p text:style-name="P1"><text:span text:style-name="T1">STAC 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7.8cm" svg:y="6.9cm">
          <text:p text:style-name="P5"><text:span text:style-name="T1">OGC API - </text:span></text:p>
          <text:p text:style-name="P5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6cm" svg:y="9.6cm">
          <text:p text:style-name="P1"><text:span text:style-name="T1">OWS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1cm" svg:y="11.9cm">
          <text:p text:style-name="P1"><text:span text:style-name="T1">Secure </text:span></text:p>
          <text:p text:style-name="P1"><text:span text:style-name="T1">Dimensions</text:span></text:p>
          <text:p text:style-name="P1"><text:span text:style-name="T1">Autheni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2.2cm">
          <text:p text:style-name="P1"><text:span text:style-name="T1">Geonovum</text:span></text:p>
          <text:p text:style-name="P1"><text:span text:style-name="T1">OGC API</text:span></text:p>
          <text:p text:style-name="P1"><text:span text:style-name="T1">Tes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3cm" svg:height="1.6cm" svg:x="10.9cm" svg:y="2.2cm">
          <text:p text:style-name="P1"><text:span text:style-name="T1">3DGI CityJSON </text:span></text:p>
          <text:p text:style-name="P1"><text:span text:style-name="T1">and JSON-FG </text:span></text:p>
          <text:p text:style-name="P1"><text:span text:style-name="T1">View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6cm" svg:y="2.2cm">
          <text:p text:style-name="P1"><text:span text:style-name="T1">GLE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8cm" svg:y="2.2cm">
          <text:p text:style-name="P1"><text:span text:style-name="T1">STAC </text:span></text:p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2-09-28T12:04:48.807670803</dc:date>
    <meta:editing-duration>PT2H5M7S</meta:editing-duration>
    <meta:editing-cycles>111</meta:editing-cycles>
    <meta:document-statistic meta:object-count="50"/>
  </office:meta>
</office:document-meta>
</file>